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RNazli" svg:font-family="IR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5pt" officeooo:rsid="0003dedc" officeooo:paragraph-rsid="0003dedc" style:font-size-asian="15pt" style:font-name-complex="IRNazli" style:font-size-complex="15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5pt" officeooo:rsid="00056ebd" officeooo:paragraph-rsid="00056ebd" style:font-size-asian="15pt" style:font-name-complex="IRNazli" style:font-size-complex="15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5pt" officeooo:rsid="0006b510" officeooo:paragraph-rsid="0006b510" style:font-size-asian="15pt" style:font-name-complex="IRNazli" style:font-size-complex="15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5pt" officeooo:rsid="000784ed" officeooo:paragraph-rsid="000784ed" style:font-size-asian="15pt" style:font-name-complex="IRNazli" style:font-size-complex="15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5pt" officeooo:rsid="0007b368" officeooo:paragraph-rsid="0007b368" style:font-size-asian="15pt" style:font-name-complex="IRNazli" style:font-size-complex="15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5pt" officeooo:rsid="000c4f07" officeooo:paragraph-rsid="000c4f07" style:font-size-asian="15pt" style:font-name-complex="IRNazli" style:font-size-complex="15pt"/>
    </style:style>
    <style:style style:name="T1" style:family="text">
      <style:text-properties officeooo:rsid="0006b510"/>
    </style:style>
    <style:style style:name="T2" style:family="text">
      <style:text-properties officeooo:rsid="000784ed"/>
    </style:style>
    <style:style style:name="T3" style:family="text">
      <style:text-properties officeooo:rsid="0007b368"/>
    </style:style>
    <style:style style:name="T4" style:family="text">
      <style:text-properties officeooo:rsid="00093f1b"/>
    </style:style>
    <style:style style:name="T5" style:family="text">
      <style:text-properties officeooo:rsid="000b1211"/>
    </style:style>
    <style:style style:name="T6" style:family="text">
      <style:text-properties officeooo:rsid="000e08d2"/>
    </style:style>
    <style:style style:name="T7" style:family="text">
      <style:text-properties officeooo:rsid="000f36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قواعد:</text:p>
      <text:p text:style-name="P1">۱ – کاربرها (users) <text:s/>با کد ملی مشخص می‌شود. هر کاربر فقط یک اکانت دارد.</text:p>
      <text:p text:style-name="P1">۲ – اپراتورها (agents) <text:s/>می‌توانند با username و password تعریف شوند. (ارتباطی با کد ملی ندارند). می‌توانند شماره تلفن تکراری داشته باشند. (اگر از شماره تلفن برای authentication استفاده می‌شود.)</text:p>
      <text:p text:style-name="P1">۳ – اپراتورها چند سطح دسترسی و </text:p>
      <text:p text:style-name="P2">۴ – تعدادی فرآیند اصلی تعریف می‌شود. این فرآیندها برای </text:p>
      <text:p text:style-name="P2">۵ – هر فرآیند عبارت است از یک </text:p>
      <text:p text:style-name="P2">۶ – همه اپراتورها می‌توانند صفحه کلی پرونده‌ها را ببینند.</text:p>
      <text:p text:style-name="P2">۷ – فرآیندها (<text:span text:style-name="T1">processing </text:span>apps) نقش بسیار مهمی دارند. <text:span text:style-name="T1">تعاریف از اینجا شروع می‌شود.</text:span></text:p>
      <text:p text:style-name="P3">۸ – <text:span text:style-name="T2">کارها (services) باید جدا تعریف شوند.</text:span></text:p>
      <text:p text:style-name="P4">کارها:</text:p>
      <text:p text:style-name="P4">آپلود مدرک</text:p>
      <text:p text:style-name="P4">ساخت مدرک</text:p>
      <text:p text:style-name="P4">پیام به کاربر</text:p>
      <text:p text:style-name="P4">۹ – قسمت کاربری به کنار. می‌خواهم صرفا برای قسمت معامله برنامه نوشته شود. و بعد برنامه توسعه پیدا کند.</text:p>
      <text:p text:style-name="P4">فعلا صفحات هر قسمت جداگانه تعریف شود. بعدا اگر لازم شد ui تجمیع شود.</text:p>
      <text:p text:style-name="P4">۱۰- <text:s/>پس ب<text:span text:style-name="T3">رنامه چند قسمت (section) <text:s/>مجزا دارد. با dat</text:span><text:span text:style-name="T4">a</text:span><text:span text:style-name="T3">base مشترک.</text:span></text:p>
      <text:p text:style-name="P5">۱۱- قسمت معامله <text:span text:style-name="T5">(deal) باید ابتدا نوشته شود.</text:span></text:p>
      <text:p text:style-name="P6">۱۲ – به صورت یک API بخش معامله نوشته می‌شود. یک modal <text:s/>است که می‌توند یک یا دو ورودی داشته باشد. ورودی‌ها کد آبوندی فروشنده و خریدار هستند.</text:p>
      <text:p text:style-name="P6">۱۳ – آبوند یا آب‌وند؟</text:p>
      <text:p text:style-name="P6">۱۳ – خروجی <text:span text:style-name="T6">به صورت </text:span><text:span text:style-name="T7">یک تراکنش است.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RNazli" svg:font-family="IRNazl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02:30:27.122524921</meta:creation-date>
    <meta:generator>LibreOffice/6.4.7.2$Linux_X86_64 LibreOffice_project/40$Build-2</meta:generator>
    <dc:date>2022-06-07T05:42:29.613763404</dc:date>
    <meta:editing-duration>PT5H17M41S</meta:editing-duration>
    <meta:editing-cycles>5</meta:editing-cycles>
    <meta:document-statistic meta:table-count="0" meta:image-count="0" meta:object-count="0" meta:page-count="1" meta:paragraph-count="20" meta:word-count="193" meta:character-count="1061" meta:non-whitespace-character-count="868"/>
  </office:meta>
</office:document-meta>
</file>